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4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6.937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16381" table:default-cell-style-name="ce2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office:value-type="string" calcext:value-type="string">
            <text:p>ui.check_k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office:value-type="string" calcext:value-type="string">
            <text:p>fs.ask_select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sel</text:p>
          </table:table-cell>
          <table:table-cell office:value-type="string" calcext:value-type="string">
            <text:p>fs.ask_select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office:value-type="string" calcext:value-type="string">
            <text:p>https://www.lua.org/manual/5.4/manual.html#pdf-string.gs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fs.fi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not</text:p>
          </table:table-cell>
          <table:table-cell office:value-type="string" calcext:value-type="string">
            <text:p>fs.find_n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Use "end" for offset to append 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2"/>
        <table:table-column table:style-name="co6" table:default-cell-style-name="ce2"/>
        <table:table-column table:style-name="co4" table:number-columns-repeated="16382" table:default-cell-style-name="ce2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 office:value-type="string" calcext:value-type="string">
            <text:p>nil instead of “(null)” if it can’t be found</text:p>
          </table:table-cell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3:49:27.033977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2T23:49:55.689228639</dc:date>
    <meta:editing-cycles>22</meta:editing-cycles>
    <meta:editing-duration>PT6H57M6S</meta:editing-duration>
    <meta:document-statistic meta:table-count="3" meta:cell-count="162" meta:object-count="0"/>
  </office:meta>
</office:document-meta>
</file>